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2">
      <style:text-properties officeooo:rsid="2026899f" officeooo:paragraph-rsid="2adae26a"/>
    </style:style>
    <style:style style:name="P5" style:family="paragraph" style:parent-style-name="Heading_20_2">
      <style:text-properties officeooo:paragraph-rsid="2adae26a"/>
    </style:style>
    <style:style style:name="P6" style:family="paragraph" style:parent-style-name="Heading_20_2" style:master-page-name="First_20_Page">
      <style:paragraph-properties style:page-number="auto"/>
      <style:text-properties officeooo:paragraph-rsid="2adae26a"/>
    </style:style>
    <style:style style:name="P7" style:family="paragraph" style:parent-style-name="Heading_20_1">
      <style:text-properties officeooo:paragraph-rsid="2adae26a"/>
    </style:style>
    <style:style style:name="P8" style:family="paragraph" style:parent-style-name="Text_20_body" style:list-style-name="L42">
      <style:text-properties officeooo:rsid="202aa81b" officeooo:paragraph-rsid="2adae26a"/>
    </style:style>
    <style:style style:name="P9" style:family="paragraph" style:parent-style-name="Text_20_body" style:list-style-name="L42">
      <style:text-properties officeooo:rsid="202ebcc0" officeooo:paragraph-rsid="2adae26a"/>
    </style:style>
    <style:style style:name="P10" style:family="paragraph" style:parent-style-name="Text_20_body" style:list-style-name="L42">
      <style:text-properties officeooo:rsid="202e1625" officeooo:paragraph-rsid="2adae26a"/>
    </style:style>
    <style:style style:name="P11" style:family="paragraph" style:parent-style-name="Text_20_body" style:list-style-name="L69">
      <style:text-properties officeooo:rsid="20349305" officeooo:paragraph-rsid="2adae26a"/>
    </style:style>
    <style:style style:name="P12" style:family="paragraph" style:parent-style-name="Text_20_body" style:list-style-name="L69">
      <style:text-properties officeooo:rsid="20363113" officeooo:paragraph-rsid="2adae26a"/>
    </style:style>
    <style:style style:name="P13" style:family="paragraph" style:parent-style-name="Text_20_body" style:list-style-name="L69">
      <style:text-properties officeooo:rsid="20383f98" officeooo:paragraph-rsid="2adae26a"/>
    </style:style>
    <style:style style:name="P14" style:family="paragraph" style:parent-style-name="Text_20_body" style:list-style-name="L70">
      <style:text-properties officeooo:rsid="2043d366" officeooo:paragraph-rsid="2adae26a"/>
    </style:style>
    <style:style style:name="P15" style:family="paragraph" style:parent-style-name="Text_20_body" style:list-style-name="L89">
      <style:text-properties officeooo:rsid="2043d366" officeooo:paragraph-rsid="2adae26a"/>
    </style:style>
    <style:style style:name="P16" style:family="paragraph" style:parent-style-name="Text_20_body">
      <style:text-properties officeooo:rsid="2043d366" officeooo:paragraph-rsid="2ae6ef9f"/>
    </style:style>
    <style:style style:name="P17" style:family="paragraph" style:parent-style-name="Text_20_body" style:list-style-name="L71">
      <style:text-properties officeooo:rsid="204542ce" officeooo:paragraph-rsid="2adae26a"/>
    </style:style>
    <style:style style:name="P18" style:family="paragraph" style:parent-style-name="Text_20_body" style:list-style-name="L75">
      <style:text-properties officeooo:rsid="2046b898" officeooo:paragraph-rsid="2adae26a"/>
    </style:style>
    <style:style style:name="P19" style:family="paragraph" style:parent-style-name="Text_20_body">
      <style:text-properties officeooo:rsid="20483897" officeooo:paragraph-rsid="2aeb5c77"/>
    </style:style>
    <style:style style:name="P20" style:family="paragraph" style:parent-style-name="Text_20_body" style:list-style-name="L73">
      <style:text-properties officeooo:rsid="205b3c05" officeooo:paragraph-rsid="2adae26a"/>
    </style:style>
    <style:style style:name="P21" style:family="paragraph" style:parent-style-name="Text_20_body">
      <style:text-properties officeooo:rsid="204ba969" officeooo:paragraph-rsid="2af8f315"/>
    </style:style>
    <style:style style:name="P22" style:family="paragraph" style:parent-style-name="Text_20_body" style:list-style-name="L76">
      <style:text-properties officeooo:rsid="204df967" officeooo:paragraph-rsid="2adae26a"/>
    </style:style>
    <style:style style:name="P23" style:family="paragraph" style:parent-style-name="Text_20_body">
      <style:text-properties officeooo:rsid="204f9e3f" officeooo:paragraph-rsid="2adae26a"/>
    </style:style>
    <style:style style:name="P24" style:family="paragraph" style:parent-style-name="Text_20_body" style:list-style-name="L77">
      <style:text-properties officeooo:rsid="2050f2ed" officeooo:paragraph-rsid="2adae26a"/>
    </style:style>
    <style:style style:name="P25" style:family="paragraph" style:parent-style-name="Text_20_body" style:list-style-name="L78">
      <style:text-properties officeooo:rsid="20542e2c" officeooo:paragraph-rsid="2adae26a"/>
    </style:style>
    <style:style style:name="P26" style:family="paragraph" style:parent-style-name="Text_20_body" style:list-style-name="L78">
      <style:text-properties officeooo:rsid="20566d87" officeooo:paragraph-rsid="2adae26a"/>
    </style:style>
    <style:style style:name="P27" style:family="paragraph" style:parent-style-name="Text_20_body" style:list-style-name="L79">
      <style:text-properties officeooo:rsid="205f5dd2" officeooo:paragraph-rsid="2adae26a"/>
    </style:style>
    <style:style style:name="P28" style:family="paragraph" style:parent-style-name="Text_20_body" style:list-style-name="L80">
      <style:text-properties officeooo:rsid="205fb8b6" officeooo:paragraph-rsid="2adae26a"/>
    </style:style>
    <style:style style:name="P29" style:family="paragraph" style:parent-style-name="Text_20_body" style:list-style-name="L80">
      <style:text-properties officeooo:rsid="20611291" officeooo:paragraph-rsid="2adae26a"/>
    </style:style>
    <style:style style:name="P30" style:family="paragraph" style:parent-style-name="Text_20_body" style:list-style-name="L80">
      <style:text-properties officeooo:rsid="20625c5b" officeooo:paragraph-rsid="2adae26a"/>
    </style:style>
    <style:style style:name="P31" style:family="paragraph" style:parent-style-name="Text_20_body" style:list-style-name="L81">
      <style:text-properties officeooo:rsid="20636d5e" officeooo:paragraph-rsid="2adae26a"/>
    </style:style>
    <style:style style:name="P32" style:family="paragraph" style:parent-style-name="Text_20_body">
      <style:text-properties officeooo:rsid="20636d5e" officeooo:paragraph-rsid="2adae26a"/>
    </style:style>
    <style:style style:name="P33" style:family="paragraph" style:parent-style-name="Text_20_body" style:list-style-name="L81">
      <style:text-properties officeooo:rsid="206427fa" officeooo:paragraph-rsid="2adae26a"/>
    </style:style>
    <style:style style:name="P34" style:family="paragraph" style:parent-style-name="Text_20_body" style:list-style-name="L81">
      <style:text-properties officeooo:rsid="206460d4" officeooo:paragraph-rsid="2adae26a"/>
    </style:style>
    <style:style style:name="P35" style:family="paragraph" style:parent-style-name="Text_20_body" style:list-style-name="L81">
      <style:text-properties officeooo:rsid="2064746b" officeooo:paragraph-rsid="2adae26a"/>
    </style:style>
    <style:style style:name="P36" style:family="paragraph" style:parent-style-name="Text_20_body" style:list-style-name="L82">
      <style:text-properties officeooo:rsid="2065f6fa" officeooo:paragraph-rsid="2adae26a"/>
    </style:style>
    <style:style style:name="P37" style:family="paragraph" style:parent-style-name="Text_20_body">
      <style:text-properties officeooo:rsid="2065f6fa" officeooo:paragraph-rsid="2adae26a"/>
    </style:style>
    <style:style style:name="P38" style:family="paragraph" style:parent-style-name="Text_20_body" style:list-style-name="L82">
      <style:text-properties officeooo:rsid="20678319" officeooo:paragraph-rsid="2adae26a"/>
    </style:style>
    <style:style style:name="P39" style:family="paragraph" style:parent-style-name="Text_20_body" style:list-style-name="L82">
      <style:text-properties officeooo:rsid="20685211" officeooo:paragraph-rsid="2adae26a"/>
    </style:style>
    <style:style style:name="P40" style:family="paragraph" style:parent-style-name="Text_20_body" style:list-style-name="L82">
      <style:text-properties officeooo:rsid="20666454" officeooo:paragraph-rsid="2adae26a"/>
    </style:style>
    <style:style style:name="P41" style:family="paragraph" style:parent-style-name="Text_20_body" style:list-style-name="L83">
      <style:text-properties officeooo:rsid="20695efc" officeooo:paragraph-rsid="2adae26a"/>
    </style:style>
    <style:style style:name="P42" style:family="paragraph" style:parent-style-name="Text_20_body">
      <style:text-properties officeooo:rsid="20695efc" officeooo:paragraph-rsid="2adae26a"/>
    </style:style>
    <style:style style:name="P43" style:family="paragraph" style:parent-style-name="Text_20_body" style:list-style-name="L84">
      <style:text-properties officeooo:rsid="206abd38" officeooo:paragraph-rsid="2adae26a"/>
    </style:style>
    <style:style style:name="P44" style:family="paragraph" style:parent-style-name="Text_20_body">
      <style:text-properties officeooo:rsid="206abd38" officeooo:paragraph-rsid="2adae26a"/>
    </style:style>
    <style:style style:name="P45" style:family="paragraph" style:parent-style-name="Text_20_body">
      <style:text-properties officeooo:rsid="206c81af" officeooo:paragraph-rsid="2adae26a"/>
    </style:style>
    <style:style style:name="P46" style:family="paragraph" style:parent-style-name="Text_20_body" style:list-style-name="L85">
      <style:text-properties officeooo:rsid="206e145f" officeooo:paragraph-rsid="2adae26a"/>
    </style:style>
    <style:style style:name="P47" style:family="paragraph" style:parent-style-name="Text_20_body">
      <style:text-properties officeooo:rsid="201e7928" officeooo:paragraph-rsid="2adae26a"/>
    </style:style>
    <style:style style:name="P48" style:family="paragraph" style:parent-style-name="Text_20_body" style:list-style-name="L86">
      <style:text-properties officeooo:rsid="2021dcdd" officeooo:paragraph-rsid="2adae26a"/>
    </style:style>
    <style:style style:name="P49" style:family="paragraph" style:parent-style-name="Text_20_body">
      <style:text-properties officeooo:rsid="2021dcdd" officeooo:paragraph-rsid="2adae26a"/>
    </style:style>
    <style:style style:name="P50" style:family="paragraph" style:parent-style-name="Text_20_body" style:list-style-name="L87">
      <style:text-properties officeooo:rsid="202ffbc8" officeooo:paragraph-rsid="2adae26a"/>
    </style:style>
    <style:style style:name="P51" style:family="paragraph" style:parent-style-name="Text_20_body" style:list-style-name="L88">
      <style:text-properties officeooo:rsid="202ffbc8" officeooo:paragraph-rsid="2adae26a"/>
    </style:style>
    <style:style style:name="P52" style:family="paragraph" style:parent-style-name="Text_20_body">
      <style:text-properties officeooo:rsid="202321e4" officeooo:paragraph-rsid="2adae26a"/>
    </style:style>
    <style:style style:name="P53" style:family="paragraph" style:parent-style-name="Text_20_body" style:list-style-name="L89">
      <style:text-properties officeooo:rsid="20233c4a" officeooo:paragraph-rsid="2adae26a"/>
    </style:style>
    <style:style style:name="P54" style:family="paragraph" style:parent-style-name="Text_20_body">
      <style:text-properties officeooo:rsid="20233c4a" officeooo:paragraph-rsid="2adae26a"/>
    </style:style>
    <style:style style:name="P55" style:family="paragraph" style:parent-style-name="Text_20_body" style:list-style-name="L89">
      <style:text-properties officeooo:rsid="203f5be2" officeooo:paragraph-rsid="2adae26a"/>
    </style:style>
    <style:style style:name="P56" style:family="paragraph" style:parent-style-name="Text_20_body" style:list-style-name="L89">
      <style:text-properties officeooo:rsid="2041ced1" officeooo:paragraph-rsid="2adae26a"/>
    </style:style>
    <style:style style:name="P57" style:family="paragraph" style:parent-style-name="Text_20_body" style:list-style-name="L89">
      <style:text-properties officeooo:rsid="2042e554" officeooo:paragraph-rsid="2adae26a"/>
    </style:style>
    <style:style style:name="P58" style:family="paragraph" style:parent-style-name="Text_20_body" style:list-style-name="L89">
      <style:text-properties officeooo:rsid="20443250" officeooo:paragraph-rsid="2adae26a"/>
    </style:style>
    <style:style style:name="P59" style:family="paragraph" style:parent-style-name="Text_20_body" style:list-style-name="L93">
      <style:text-properties officeooo:rsid="20260bd2" officeooo:paragraph-rsid="2adae26a"/>
    </style:style>
    <style:style style:name="P60" style:family="paragraph" style:parent-style-name="Text_20_body">
      <style:text-properties officeooo:rsid="20260bd2" officeooo:paragraph-rsid="2adae26a"/>
    </style:style>
    <style:style style:name="P61" style:family="paragraph" style:parent-style-name="Text_20_body">
      <style:text-properties officeooo:rsid="202973ed" officeooo:paragraph-rsid="2adae26a"/>
    </style:style>
    <style:style style:name="P62" style:family="paragraph" style:parent-style-name="Text_20_body" style:list-style-name="L90">
      <style:text-properties officeooo:rsid="2029e3f6" officeooo:paragraph-rsid="2adae26a"/>
    </style:style>
    <style:style style:name="P63" style:family="paragraph" style:parent-style-name="Text_20_body" style:list-style-name="L91">
      <style:text-properties officeooo:rsid="2026899f" officeooo:paragraph-rsid="2adae26a"/>
    </style:style>
    <style:style style:name="P64" style:family="paragraph" style:parent-style-name="Text_20_body">
      <style:text-properties officeooo:rsid="2026899f" officeooo:paragraph-rsid="2adae26a"/>
    </style:style>
    <style:style style:name="P65" style:family="paragraph" style:parent-style-name="Text_20_body" style:list-style-name="L91">
      <style:text-properties officeooo:rsid="2027f282" officeooo:paragraph-rsid="2adae26a"/>
    </style:style>
    <style:style style:name="P66" style:family="paragraph" style:parent-style-name="Text_20_body" style:list-style-name="L92">
      <style:text-properties officeooo:rsid="20335a45" officeooo:paragraph-rsid="2adae26a"/>
    </style:style>
    <style:style style:name="P67" style:family="paragraph" style:parent-style-name="Text_20_body">
      <style:text-properties officeooo:rsid="20335a45" officeooo:paragraph-rsid="2adae26a"/>
    </style:style>
    <style:style style:name="P68" style:family="paragraph" style:parent-style-name="Text_20_body" style:list-style-name="L94">
      <style:text-properties officeooo:rsid="203883c7" officeooo:paragraph-rsid="2adae26a"/>
    </style:style>
    <style:style style:name="P69" style:family="paragraph" style:parent-style-name="Text_20_body">
      <style:text-properties officeooo:rsid="203883c7" officeooo:paragraph-rsid="2adae26a"/>
    </style:style>
    <style:style style:name="P70" style:family="paragraph" style:parent-style-name="Text_20_body" style:list-style-name="L95">
      <style:text-properties officeooo:rsid="203bfdfd" officeooo:paragraph-rsid="2adae26a"/>
    </style:style>
    <style:style style:name="P71" style:family="paragraph" style:parent-style-name="Text_20_body">
      <style:text-properties officeooo:rsid="203bfdfd" officeooo:paragraph-rsid="2adae26a"/>
    </style:style>
    <style:style style:name="P72" style:family="paragraph" style:parent-style-name="Text_20_body" style:list-style-name="L42">
      <style:text-properties officeooo:rsid="2adae26a" officeooo:paragraph-rsid="2adae26a"/>
    </style:style>
    <style:style style:name="P73" style:family="paragraph" style:parent-style-name="Text_20_body" style:list-style-name="L42">
      <style:text-properties officeooo:rsid="2adbbee4" officeooo:paragraph-rsid="2adbbee4"/>
    </style:style>
    <style:style style:name="P74" style:family="paragraph" style:parent-style-name="Text_20_body" style:list-style-name="L42">
      <style:text-properties officeooo:rsid="2adc4076" officeooo:paragraph-rsid="2adc4076"/>
    </style:style>
    <style:style style:name="P75" style:family="paragraph" style:parent-style-name="Text_20_body" style:list-style-name="L42">
      <style:text-properties officeooo:rsid="2add6fb1" officeooo:paragraph-rsid="2add6fb1"/>
    </style:style>
    <style:style style:name="P76" style:family="paragraph" style:parent-style-name="Text_20_body" style:list-style-name="L42">
      <style:text-properties officeooo:rsid="2add6fb1" officeooo:paragraph-rsid="2adf6165"/>
    </style:style>
    <style:style style:name="P77" style:family="paragraph" style:parent-style-name="Text_20_body" style:list-style-name="L42">
      <style:text-properties officeooo:rsid="2ade5cd5" officeooo:paragraph-rsid="2ade5cd5"/>
    </style:style>
    <style:style style:name="P78" style:family="paragraph" style:parent-style-name="Text_20_body" style:list-style-name="L69">
      <style:text-properties officeooo:rsid="2ae2d707" officeooo:paragraph-rsid="2ae2d707"/>
    </style:style>
    <style:style style:name="P79" style:family="paragraph" style:parent-style-name="Text_20_body">
      <style:text-properties officeooo:rsid="2ae8167c" officeooo:paragraph-rsid="2ae8167c"/>
    </style:style>
    <style:style style:name="P80" style:family="paragraph" style:parent-style-name="Text_20_body" style:list-style-name="L96">
      <style:text-properties officeooo:rsid="2ae8167c" officeooo:paragraph-rsid="2ae8167c"/>
    </style:style>
    <style:style style:name="P81" style:family="paragraph" style:parent-style-name="Text_20_body" style:list-style-name="L73">
      <style:text-properties officeooo:rsid="2aeb5c77" officeooo:paragraph-rsid="2aeb5c77"/>
    </style:style>
    <style:style style:name="P82" style:family="paragraph" style:parent-style-name="Text_20_body" style:list-style-name="L97"/>
    <style:style style:name="P83" style:family="paragraph" style:parent-style-name="Text_20_body" style:list-style-name="L97">
      <style:text-properties officeooo:paragraph-rsid="2af07357"/>
    </style:style>
    <style:style style:name="P84" style:family="paragraph" style:parent-style-name="Text_20_body" style:list-style-name="L97">
      <style:text-properties officeooo:rsid="2aeeefa0" officeooo:paragraph-rsid="2aeeefa0"/>
    </style:style>
    <style:style style:name="P85" style:family="paragraph" style:parent-style-name="Text_20_body" style:list-style-name="L97">
      <style:text-properties officeooo:rsid="2af07357" officeooo:paragraph-rsid="2af07357"/>
    </style:style>
    <style:style style:name="P86" style:family="paragraph" style:parent-style-name="Text_20_body" style:list-style-name="L97">
      <style:text-properties officeooo:rsid="2af34c98" officeooo:paragraph-rsid="2af34c98"/>
    </style:style>
    <style:style style:name="P87" style:family="paragraph" style:parent-style-name="Text_20_body" style:list-style-name="L97">
      <style:text-properties officeooo:rsid="2af3e658" officeooo:paragraph-rsid="2af3e658"/>
    </style:style>
    <style:style style:name="P88" style:family="paragraph" style:parent-style-name="Text_20_body" style:list-style-name="L73">
      <style:text-properties officeooo:rsid="2af8f315" officeooo:paragraph-rsid="2af8f315"/>
    </style:style>
    <style:style style:name="P89" style:family="paragraph" style:parent-style-name="Text_20_body" style:list-style-name="L80">
      <style:text-properties officeooo:rsid="2af8f315" officeooo:paragraph-rsid="2af8f315"/>
    </style:style>
    <style:style style:name="P90" style:family="paragraph" style:parent-style-name="Text_20_body" style:list-style-name="L98">
      <style:text-properties officeooo:paragraph-rsid="2adae26a"/>
    </style:style>
    <style:style style:name="P91" style:family="paragraph" style:parent-style-name="Text_20_body" style:list-style-name="L80">
      <style:text-properties officeooo:rsid="2afab74f" officeooo:paragraph-rsid="2afab74f"/>
    </style:style>
    <style:style style:name="P92" style:family="paragraph" style:parent-style-name="Text_20_body" style:list-style-name="L78">
      <style:text-properties officeooo:rsid="2afab74f" officeooo:paragraph-rsid="2afab74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2085852a"/>
    </style:style>
    <style:style style:name="T3" style:family="text">
      <style:text-properties officeooo:rsid="202c0118"/>
    </style:style>
    <style:style style:name="T4" style:family="text">
      <style:text-properties officeooo:rsid="207fe49b"/>
    </style:style>
    <style:style style:name="T5" style:family="text">
      <style:text-properties officeooo:rsid="20826313"/>
    </style:style>
    <style:style style:name="T6" style:family="text">
      <style:text-properties officeooo:rsid="20814fe9"/>
    </style:style>
    <style:style style:name="T7" style:family="text">
      <style:text-properties officeooo:rsid="20383f98"/>
    </style:style>
    <style:style style:name="T8" style:family="text">
      <style:text-properties officeooo:rsid="205be0a2"/>
    </style:style>
    <style:style style:name="T9" style:family="text">
      <style:text-properties officeooo:rsid="205dc270"/>
    </style:style>
    <style:style style:name="T10" style:family="text">
      <style:text-properties officeooo:rsid="2050f2ed"/>
    </style:style>
    <style:style style:name="T11" style:family="text">
      <style:text-properties officeooo:rsid="205173c2"/>
    </style:style>
    <style:style style:name="T12" style:family="text">
      <style:text-properties officeooo:rsid="20560fe3"/>
    </style:style>
    <style:style style:name="T13" style:family="text">
      <style:text-properties officeooo:rsid="2056a16b"/>
    </style:style>
    <style:style style:name="T14" style:family="text">
      <style:text-properties officeooo:rsid="2064f459"/>
    </style:style>
    <style:style style:name="T15" style:family="text">
      <style:text-properties officeooo:rsid="206946ab"/>
    </style:style>
    <style:style style:name="T16" style:family="text">
      <style:text-properties officeooo:rsid="206f81c8"/>
    </style:style>
    <style:style style:name="T17" style:family="text">
      <style:text-properties officeooo:rsid="206f6eef"/>
    </style:style>
    <style:style style:name="T18" style:family="text">
      <style:text-properties officeooo:rsid="2022e506"/>
    </style:style>
    <style:style style:name="T19" style:family="text">
      <style:text-properties officeooo:rsid="20305c15"/>
    </style:style>
    <style:style style:name="T20" style:family="text">
      <style:text-properties officeooo:rsid="2024eb8d"/>
    </style:style>
    <style:style style:name="T21" style:family="text">
      <style:text-properties officeooo:rsid="2040b45b"/>
    </style:style>
    <style:style style:name="T22" style:family="text">
      <style:text-properties officeooo:rsid="203a1334"/>
    </style:style>
    <style:style style:name="T23" style:family="text">
      <style:text-properties officeooo:rsid="2adae26a"/>
    </style:style>
    <style:style style:name="T24" style:family="text">
      <style:text-properties officeooo:rsid="2adc4076"/>
    </style:style>
    <style:style style:name="T25" style:family="text">
      <style:text-properties officeooo:rsid="2adcd82e"/>
    </style:style>
    <style:style style:name="T26" style:family="text">
      <style:text-properties officeooo:rsid="2add89ca"/>
    </style:style>
    <style:style style:name="T27" style:family="text">
      <style:text-properties officeooo:rsid="2adf6165"/>
    </style:style>
    <style:style style:name="T28" style:family="text">
      <style:text-properties officeooo:rsid="2ae0d811"/>
    </style:style>
    <style:style style:name="T29" style:family="text">
      <style:text-properties officeooo:rsid="2ae46ad8"/>
    </style:style>
    <style:style style:name="T30" style:family="text">
      <style:text-properties officeooo:rsid="2ae6ef9f"/>
    </style:style>
    <style:style style:name="T31" style:family="text">
      <style:text-properties officeooo:rsid="2ae8167c"/>
    </style:style>
    <style:style style:name="T32" style:family="text">
      <style:text-properties officeooo:rsid="2ae9e383"/>
    </style:style>
    <style:style style:name="T33" style:family="text">
      <style:text-properties officeooo:rsid="2aeb5c77"/>
    </style:style>
    <style:style style:name="T34" style:family="text">
      <style:text-properties officeooo:rsid="2aefc49e"/>
    </style:style>
    <style:style style:name="T35" style:family="text">
      <style:text-properties officeooo:rsid="2af30c9a"/>
    </style:style>
    <style:style style:name="T36" style:family="text">
      <style:text-properties officeooo:rsid="2af4b76b"/>
    </style:style>
    <style:style style:name="T37" style:family="text">
      <style:text-properties officeooo:rsid="2af796d7"/>
    </style:style>
    <style:style style:name="T38" style:family="text">
      <style:text-properties officeooo:rsid="2af8f3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1 – <text:span text:style-name="T2">osedlaný jezdecký kůň</text:span></text:h>
      <text:list xml:id="list1059205066" text:style-name="L42">
        <text:list-item>
          <text:p text:style-name="P8">Patří Dórské aristokratce Alkipě</text:p>
          <text:list>
            <text:list-item>
              <text:p text:style-name="P72">Její otec je Astios, vládce bohatého Dórského rodu, který stojí za archonem Diákonosem (archon mu přihrává výhodné obchody s městem).</text:p>
              <text:list>
                <text:list-item>
                  <text:p text:style-name="P72">Otec ji nenávidí, považuje ji za své selhání a prokletí od bohů. Drží ji prakticky ve vězení. Nikdo o ní neví.</text:p>
                </text:list-item>
              </text:list>
            </text:list-item>
            <text:list-item>
              <text:p text:style-name="P9">K útěku jí pomohl její bratr <text:span text:style-name="T23">Pásos</text:span>, který se tím stal také vyhnancem. Možná není úplně mrtvý, ale goblini ho <text:span text:style-name="T1">změnili</text:span>.</text:p>
              <text:list>
                <text:list-item>
                  <text:p text:style-name="P72">Pásos dluží Alrikovi prachy.</text:p>
                  <text:list>
                    <text:list-item>
                      <text:p text:style-name="P73">Alrik pro něj dělal průzkum v Divočině – měl najít místo, kde by Alkipa mohla žít. Přesně tam teď cestovali.</text:p>
                    </text:list-item>
                    <text:list-item>
                      <text:p text:style-name="P74">Pásos se zřejmě potatil a je to strašná držgrešle (což je teď asi jedno, když ho goblini zmutovali).</text:p>
                    </text:list-item>
                  </text:list>
                </text:list-item>
              </text:list>
            </text:list-item>
            <text:list-item>
              <text:p text:style-name="P75">Pásos na výpravu sehnal 5 dalších <text:span text:style-name="T26">mladíků</text:span> – všichni jsou to jeho „přátelé“ z atlétia, které k tomu přemluvil.</text:p>
              <text:list>
                <text:list-item>
                  <text:p text:style-name="P76">3 jsou mrtví</text:p>
                </text:list-item>
                <text:list-item>
                  <text:p text:style-name="P76">2 žijí</text:p>
                  <text:list>
                    <text:list-item>
                      <text:p text:style-name="P77"><text:span text:style-name="T27">Alec</text:span> je synovcem Demétria (stojí za hierophantem), <text:span text:style-name="T27">Basil</text:span> je syn Xemnóna (stojí za Doruvosem).</text:p>
                    </text:list-item>
                    <text:list-item>
                      <text:p text:style-name="P76"><text:span text:style-name="T26">Goblini na nich taky experimentují.</text:span></text:p>
                    </text:list-item>
                  </text:list>
                </text:list-item>
              </text:list>
            </text:list-item>
            <text:list-item>
              <text:p text:style-name="P8"><text:soft-page-break/>Je mladá, ale <text:span text:style-name="T24">(od narození)</text:span> znetvořená – zakrývá svou tvář pod závojem.</text:p>
            </text:list-item>
            <text:list-item>
              <text:p text:style-name="P8">Zajali ji magicky zaměření goblini (mutace a tak), kteří v ní vidí projev Degronovy moci (kvůli znetvoření).</text:p>
            </text:list-item>
            <text:list-item>
              <text:p text:style-name="P8">Bude ji hledat výprava vyslaná jejím otcem <text:span text:style-name="T25">(8 mužů Astiosovy osobní stráže – síla 3)</text:span>. <text:span text:style-name="T3">Za nalezení a navrácení nabízí 20 zl.</text:span></text:p>
            </text:list-item>
            <text:list-item>
              <text:p text:style-name="P10">Má magické schopnosti – je to věštkyně (trans, křeče) a léčitelka (goblini se celkem trefili v odhadu, že na ní něco je).</text:p>
            </text:list-item>
          </text:list>
        </text:list-item>
      </text:list>
      <text:h text:style-name="Heading_20_2" text:outline-level="2"><text:span text:style-name="T30">2 –</text:span> zraněný jednorožec</text:h>
      <text:list xml:id="list767497371" text:style-name="L69">
        <text:list-item>
          <text:p text:style-name="P11">Honí ho výprava lovců (<text:span text:style-name="T28">6 </text:span>elfov<text:span text:style-name="T28">ů</text:span>, <text:span text:style-name="T28">4</text:span> lidi), kteří ho <text:span text:style-name="T28">původně chytili u</text:span> elfsk<text:span text:style-name="T28">ý</text:span>ch hvozdů. Chtěli ho prodat, ale utekl jim.</text:p>
          <text:list>
            <text:list-item>
              <text:p text:style-name="P78">Poslal je <text:span text:style-name="T29">tam</text:span> Drakchos, achájský alchymista, který se nedávno usadil ve Vadoře <text:span text:style-name="T29">(časem se přesune do divočiny)</text:span>.</text:p>
            </text:list-item>
          </text:list>
        </text:list-item>
        <text:list-item>
          <text:p text:style-name="P11"><text:span text:style-name="T4">Lovce</text:span> honí <text:span text:style-name="T5">dvojice</text:span> elfů</text:p>
          <text:list>
            <text:list-item>
              <text:p text:style-name="P11">Kouzelník, <text:span text:style-name="T6">r</text:span>angerka</text:p>
            </text:list-item>
            <text:list-item>
              <text:p text:style-name="P12">Jsou to potomci sta<text:span text:style-name="T5">rý</text:span>ch elfů.</text:p>
            </text:list-item>
            <text:list-item>
              <text:p text:style-name="P12">Hodně namakaní <text:span text:style-name="T7">(mistrovský level).</text:span></text:p>
            </text:list-item>
            <text:list-item>
              <text:p text:style-name="P13">Chtějí jednorožce zpět (živého, nebo alespoň roh).</text:p>
            </text:list-item>
          </text:list>
        </text:list-item>
      </text:list>
      <text:h text:style-name="Heading_20_2" text:outline-level="2"><text:soft-page-break/><text:span text:style-name="T30">3 - k</text:span>aravana pod útokem</text:h>
      <text:p text:style-name="P16">(<text:span text:style-name="T30">N</text:span>ebo možná nově založená osada)</text:p>
      <text:list xml:id="list4246712879" text:style-name="L70">
        <text:list-item>
          <text:p text:style-name="P14">Jedni z prvních osadníků</text:p>
        </text:list-item>
      </text:list>
      <text:h text:style-name="Heading_20_2" text:outline-level="2"><text:span text:style-name="T30">4 - o</text:span>brněný vůz</text:h>
      <text:list xml:id="list4248149257" text:style-name="L71">
        <text:list-item>
          <text:p text:style-name="P17">Mohl by vozit poštu, zásoby, nebo tak něco.</text:p>
        </text:list-item>
      </text:list>
      <text:h text:style-name="Heading_20_2" text:outline-level="2"><text:span text:style-name="T31">5 - z</text:span>kamenělí orkové</text:h>
      <text:p text:style-name="Text_20_body">Netvor podoby kohouta s tělem rudohnědého ještěra chrastí šupinami a mění zelenou zem v prašnou poušť. Je to bazlišek....</text:p>
      <text:list xml:id="list2797134780" text:style-name="L97">
        <text:list-item>
          <text:p text:style-name="P82">Hlava a nohy kohouta, tělo plaza. Velikost zhruba jako kůň. Rychlost taky.</text:p>
        </text:list-item>
        <text:list-item>
          <text:p text:style-name="P82">Má hypnotický pohled (způsobí psychosomatickou paralýzu).</text:p>
        </text:list-item>
        <text:list-item>
          <text:p text:style-name="P82">Plive paralytický jed, který způsobí následnou hybernaci organismu a petrifikaci kůže.</text:p>
        </text:list-item>
        <text:list-item>
          <text:p text:style-name="P86">Zbroj z kůže baziliška.</text:p>
          <text:list>
            <text:list-item>
              <text:p text:style-name="P87"><text:span text:style-name="T37">Má Zbroj 1 p</text:span>roti <text:span text:style-name="T36">duševním a nehmotným útokům.</text:span></text:p>
            </text:list-item>
          </text:list>
        </text:list-item>
        <text:list-item>
          <text:p text:style-name="P83">Popel z baziliška je magická surovina.</text:p>
          <text:list>
            <text:list-item>
              <text:p text:style-name="P84"><text:span text:style-name="T34">Používá se na výrobu trvalé čarovné rtuti</text:span>.</text:p>
            </text:list-item>
            <text:list-item>
              <text:p text:style-name="P85">Z jednoho baziliška je možné získat <text:span text:style-name="T35">5</text:span> dávek (celkem <text:span text:style-name="T35">5</text:span>0 zl).</text:p>
            </text:list-item>
          </text:list>
        </text:list-item>
      </text:list>
      <text:p text:style-name="P19"><text:span text:style-name="T33">Orkové útočili, zatuhli uprostřed pohybu</text:span>.</text:p>
      <text:p text:style-name="P79"><text:soft-page-break/>V oblasti žije kmen goblinů, který ovládá 3 bazilišky.</text:p>
      <text:list xml:id="list1645334505" text:style-name="L96">
        <text:list-item>
          <text:p text:style-name="P80">Řadoví goblini mají magické tetování, díky kterému na ně bazilišci neútočí. <text:span text:style-name="T32">Šamani mají jinou verzi, díky které bazilišky ovládají.</text:span></text:p>
          <text:list>
            <text:list-item>
              <text:p text:style-name="P80">K <text:span text:style-name="T32">oběma verzím</text:span> tetování je potřeba <text:span text:style-name="T32">výtažek z baziliškovy žlázy.</text:span></text:p>
            </text:list-item>
          </text:list>
        </text:list-item>
      </text:list>
      <text:list xml:id="list2814901443" text:style-name="L73">
        <text:list-item>
          <text:p text:style-name="P81">Šaman se stará o 3 baziliščí vejce.</text:p>
          <text:list>
            <text:list-item>
              <text:p text:style-name="P88">To bude asi taky magická surovina.</text:p>
            </text:list-item>
          </text:list>
        </text:list-item>
        <text:list-item>
          <text:p text:style-name="P20">Jak se dá proměna v kámen zvrátit?</text:p>
          <text:list>
            <text:list-item>
              <text:p text:style-name="P88">Je to živočišný jed, takže<text:span text:style-name="T1"> sérotvorný flakón</text:span> zabere.</text:p>
            </text:list-item>
            <text:list-item>
              <text:p text:style-name="P20">Třeba <text:span text:style-name="T38">goblinští</text:span> elementální šamani by to mohli umět.</text:p>
            </text:list-item>
          </text:list>
        </text:list-item>
      </text:list>
      <text:h text:style-name="Heading_20_2" text:outline-level="2"><text:span text:style-name="T38">6 – ú</text:span>tok stirgí</text:h>
      <text:p text:style-name="P21">(krvesajné létající potvory)</text:p>
      <text:list xml:id="list429364185" text:style-name="L98">
        <text:list-item>
          <text:p text:style-name="P90"><text:span text:style-name="T38">Někde poblíž udržují při životě obra a sosají ho.</text:span></text:p>
        </text:list-item>
      </text:list>
      <text:h text:style-name="Heading_20_2" text:outline-level="2"><text:span text:style-name="T38">7 – p</text:span>ostavy začne sledovat havran.</text:h>
      <text:list xml:id="list2225680505" text:style-name="L76">
        <text:list-item>
          <text:p text:style-name="P22">Zapůjčený druid.</text:p>
        </text:list-item>
        <text:list-item>
          <text:p text:style-name="P22">Nebo možná rovnou morfnutý.</text:p>
        </text:list-item>
      </text:list>
      <text:p text:style-name="P23"><text:span text:style-name="T38">8 - š</text:span>amani trénují <text:span text:style-name="T10">přivolávání elementálů</text:span></text:p>
      <text:list xml:id="list2107068348" text:style-name="L77">
        <text:list-item>
          <text:p text:style-name="P24">V oblasti se budou prohánět vodní, vzdušní a zemní duchové – bouře, krupobití, oblaka prachu a podobně.</text:p>
        </text:list-item>
        <text:list-item>
          <text:p text:style-name="P24"><text:soft-page-break/>Asi to jsou goblini. <text:span text:style-name="T11">Přímo na postavy neútočí, ale budou se samozřejmě bránit, když na to přijde.</text:span></text:p>
        </text:list-item>
      </text:list>
      <text:h text:style-name="Heading_20_2" text:outline-level="2"><text:span text:style-name="T38">8 - s</text:span>amota</text:h>
      <text:list xml:id="list3995370080" text:style-name="L78">
        <text:list-item>
          <text:p text:style-name="P25">V divočině se (už dávno) usadil <text:span text:style-name="T12">starej samotář – beastmaster.</text:span></text:p>
        </text:list-item>
        <text:list-item>
          <text:p text:style-name="P92">Jmenuje se Hurn, je to seveřan (kolem padesátky).</text:p>
        </text:list-item>
        <text:list-item>
          <text:p text:style-name="P26"><text:span text:style-name="T13">Má tam domestikované l</text:span>ightning lizzard<text:span text:style-name="T13">y</text:span>, <text:span text:style-name="T13">varany,</text:span> <text:span text:style-name="T13">možná i wyvern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left>
        <text:p text:style-name="MP2"><text:page-number text:select-page="current">10</text:page-number></text:p>
      </style:header-left>
      <style:footer>
        <text:p text:style-name="MP3"><text:chapter text:display="name" text:outline-level="3">7 – postavy začne sledovat havran.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22T15:39:51.624000000</dc:date>
    <meta:editing-cycles>15641</meta:editing-cycles>
    <meta:editing-duration>P44DT8H55M37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0" meta:image-count="0" meta:object-count="0" meta:page-count="5" meta:paragraph-count="67" meta:word-count="626" meta:character-count="3594" meta:non-whitespace-character-count="3071"/>
  </office:meta>
</office:document-meta>
</file>